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96" calcext:value-type="float">
            <text:p>2.596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26" office:value-type="float" office:value="162.76" calcext:value-type="float">
            <text:p>162.76</text:p>
          </table:table-cell>
          <table:table-cell table:style-name="ce22" office:value-type="percentage" office:value="0.8565" calcext:value-type="percentage">
            <text:p>85.6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89" calcext:value-type="float" table:number-columns-spanned="5" table:number-rows-spanned="1">
            <text:p>2.68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6" calcext:value-type="percentage" table:number-columns-spanned="5" table:number-rows-spanned="1">
            <text:p>0.4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97" calcext:value-type="percentage" table:number-columns-spanned="1" table:number-rows-spanned="3">
            <text:p>7.97%</text:p>
          </table:table-cell>
          <table:table-cell office:value-type="string" calcext:value-type="string">
            <text:p>洋河股份F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86" table:formula="of:=IF([.E6]&gt;0;[.F6]/[.E6]-1.0014;([.F6]-[.E6]))" office:value-type="percentage" office:value="-0.0228125211266481" calcext:value-type="percentage">
            <text:p>-2.2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87" table:formula="of:=IF([.E7]&gt;0;[.F7]/[.E7]-1.0014;([.F7]-[.E7]))" office:value-type="percentage" office:value="0.00931415942763514" calcext:value-type="percentage">
            <text:p>0.9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5.75" calcext:value-type="float">
            <text:p>85.75</text:p>
          </table:table-cell>
          <table:table-cell office:value-type="float" office:value="15.39" calcext:value-type="float">
            <text:p>15.39</text:p>
          </table:table-cell>
          <table:table-cell office:value-type="float" office:value="1292" calcext:value-type="float">
            <text:p>1292.00</text:p>
          </table:table-cell>
          <table:table-cell table:style-name="ce90" table:formula="of:=IF([.E8]&gt;0;[.F8]/[.E8]-1.0014;([.F8]-[.E8]))" office:value-type="percentage" office:value="-0.438010649668405" calcext:value-type="percentage">
            <text:p>-43.8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7" calcext:value-type="percentage" table:number-columns-spanned="1" table:number-rows-spanned="2">
            <text:p>1.27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8.99" calcext:value-type="float">
            <text:p>8.99</text:p>
          </table:table-cell>
          <table:table-cell table:style-name="ce91" table:formula="of:=IF([.E9]&gt;0;[.F9]/[.E9]-1.0014;([.F9]-[.E9]))" office:value-type="percentage" office:value="-0.866507913669065" calcext:value-type="percentage">
            <text:p>-86.6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52" calcext:value-type="float">
            <text:p>9.52</text:p>
          </table:table-cell>
          <table:table-cell office:value-type="float" office:value="8.43" calcext:value-type="float">
            <text:p>8.43</text:p>
          </table:table-cell>
          <table:table-cell office:value-type="float" office:value="241.3" calcext:value-type="float">
            <text:p>241.30</text:p>
          </table:table-cell>
          <table:table-cell table:style-name="ce101" table:formula="of:=IF([.E10]&gt;0;[.F10]/[.E10]-1.0014;([.F10]-[.E10]))" office:value-type="percentage" office:value="-0.0844283182431131" calcext:value-type="percentage">
            <text:p>-8.4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6" calcext:value-type="float">
            <text:p>3.96</text:p>
          </table:table-cell>
          <table:table-cell office:value-type="float" office:value="5.3" calcext:value-type="float">
            <text:p>5.30</text:p>
          </table:table-cell>
          <table:table-cell office:value-type="float" office:value="1734" calcext:value-type="float">
            <text:p>1734.00</text:p>
          </table:table-cell>
          <table:table-cell table:style-name="ce56" table:formula="of:=IF([.E11]&gt;0;[.F11]/[.E11]-1.0014;([.F11]-[.E11]))" office:value-type="percentage" office:value="-0.281923255813954" calcext:value-type="percentage">
            <text:p>-28.1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1" calcext:value-type="percentage">
            <text:p>2.71%</text:p>
          </table:table-cell>
          <table:table-cell office:value-type="string" calcext:value-type="string">
            <text:p>新华保险H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3.8" calcext:value-type="float">
            <text:p>23.8</text:p>
          </table:table-cell>
          <table:table-cell office:value-type="float" office:value="3.33" calcext:value-type="float">
            <text:p>3.33</text:p>
          </table:table-cell>
          <table:table-cell office:value-type="float" office:value="742.5" calcext:value-type="float">
            <text:p>742.50</text:p>
          </table:table-cell>
          <table:table-cell table:style-name="ce58" table:formula="of:=IF([.E12]&gt;0;[.F12]/[.E12]-1.0014;([.F12]-[.E12]))" office:value-type="percentage" office:value="-0.0768049959209044" calcext:value-type="percentage">
            <text:p>-7.6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59" calcext:value-type="percentage" table:number-columns-spanned="1" table:number-rows-spanned="4">
            <text:p>37.59%</text:p>
          </table:table-cell>
          <table:table-cell office:value-type="string" calcext:value-type="string">
            <text:p>腾讯控股L</text:p>
          </table:table-cell>
          <table:table-cell office:value-type="percentage" office:value="0.1088" calcext:value-type="percentage">
            <text:p>10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3]&gt;0;[.F13]/[.E13]-1.0014;([.F13]-[.E13]))" office:value-type="percentage" office:value="0.0742756756756755" calcext:value-type="percentage">
            <text:p>7.43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2" calcext:value-type="percentage">
            <text:p>15.42%</text:p>
          </table:table-cell>
          <table:table-cell office:value-type="float" office:value="330" calcext:value-type="float">
            <text:p>33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4]&gt;0;[.F14]/[.E14]-1.0014;([.F14]-[.E14]))" office:value-type="percentage" office:value="0.204660606060606" calcext:value-type="percentage">
            <text:p>20.47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6" calcext:value-type="percentage">
            <text:p>7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398" calcext:value-type="float">
            <text:p>398</text:p>
          </table:table-cell>
          <table:table-cell office:value-type="float" office:value="19.4" calcext:value-type="float">
            <text:p>19.40</text:p>
          </table:table-cell>
          <table:table-cell office:value-type="float" office:value="37000" calcext:value-type="float">
            <text:p>37000.00</text:p>
          </table:table-cell>
          <table:table-cell table:style-name="ce74" table:formula="of:=IF([.E15]&gt;0;[.F15]/[.E15]-1.0014;([.F15]-[.E15]))" office:value-type="percentage" office:value="0.0742756756756755" calcext:value-type="percentage">
            <text:p>7.43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3.9" calcext:value-type="float">
            <text:p>23.9</text:p>
          </table:table-cell>
          <table:table-cell office:value-type="float" office:value="376.43" calcext:value-type="float">
            <text:p>376.43</text:p>
          </table:table-cell>
          <table:table-cell office:value-type="float" office:value="117.3" calcext:value-type="float">
            <text:p>117.30</text:p>
          </table:table-cell>
          <table:table-cell table:style-name="ce74" table:formula="of:=IF([.E16]&gt;0;[.F16]/[.E16]-1.0014;([.F16]-[.E16]))" office:value-type="percentage" office:value="0.0403120690406658" calcext:value-type="percentage">
            <text:p>4.03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-</text:p>
          </table:table-cell>
          <table:table-cell office:value-type="float" office:value="111" calcext:value-type="float">
            <text:p>111.00</text:p>
          </table:table-cell>
          <table:table-cell table:style-name="ce74" table:formula="of:=IF([.E17]&gt;0;[.F17]/[.E17]-1.0014;([.F17]-[.E17]))" office:value-type="percentage" office:value="-0.658754618015964" calcext:value-type="percentage">
            <text:p>-65.88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3" calcext:value-type="percentage" table:number-columns-spanned="1" table:number-rows-spanned="2">
            <text:p>3.93%</text:p>
          </table:table-cell>
          <table:table-cell office:value-type="string" calcext:value-type="string">
            <text:p>恒生ET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94" calcext:value-type="float">
            <text:p>1.194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48421003000429" calcext:value-type="percentage">
            <text:p>-14.8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0114000000000001" calcext:value-type="percentage">
            <text:p>-1.14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8" calcext:value-type="percentage">
            <text:p>1.8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91" calcext:value-type="float">
            <text:p>34.91</text:p>
          </table:table-cell>
          <table:table-cell office:value-type="float" office:value="53.01" calcext:value-type="float">
            <text:p>53.01</text:p>
          </table:table-cell>
          <table:table-cell office:value-type="float" office:value="868.7" calcext:value-type="float">
            <text:p>868.70</text:p>
          </table:table-cell>
          <table:table-cell table:style-name="ce76" table:formula="of:=IF([.E20]&gt;0;[.F20]/[.E20]-1.0014;([.F20]-[.E20]))" office:value-type="percentage" office:value="-0.346359320303822" calcext:value-type="percentage">
            <text:p>-34.6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69" calcext:value-type="percentage">
            <text:p>3.6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3" calcext:value-type="float">
            <text:p>2.13</text:p>
          </table:table-cell>
          <table:table-cell office:value-type="float" office:value="11.88" calcext:value-type="float">
            <text:p>11.88</text:p>
          </table:table-cell>
          <table:table-cell office:value-type="float" office:value="214" calcext:value-type="float">
            <text:p>214.00</text:p>
          </table:table-cell>
          <table:table-cell table:style-name="ce77" table:formula="of:=IF([.E21]&gt;0;[.F21]/[.E21]-1.0014;([.F21]-[.E21]))" office:value-type="percentage" office:value="-0.0393403794037941" calcext:value-type="percentage">
            <text:p>-3.93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7" calcext:value-type="percentage" table:number-columns-spanned="1" table:number-rows-spanned="2">
            <text:p>3.47%</text:p>
          </table:table-cell>
          <table:table-cell office:value-type="string" calcext:value-type="string">
            <text:p>思摩尔国际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5" calcext:value-type="float">
            <text:p>11.5</text:p>
          </table:table-cell>
          <table:table-cell office:value-type="float" office:value="42.11" calcext:value-type="float">
            <text:p>42.11</text:p>
          </table:table-cell>
          <table:table-cell office:value-type="float" office:value="710.6" calcext:value-type="float">
            <text:p>710.60</text:p>
          </table:table-cell>
          <table:table-cell table:style-name="ce78" table:formula="of:=IF([.E22]&gt;0;[.F22]/[.E22]-1.0014;([.F22]-[.E22]))" office:value-type="percentage" office:value="-0.528285259390299" calcext:value-type="percentage">
            <text:p>-52.83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0.13" calcext:value-type="float">
            <text:p>70.13</text:p>
          </table:table-cell>
          <table:table-cell office:value-type="float" office:value="14.24" calcext:value-type="float">
            <text:p>14.24</text:p>
          </table:table-cell>
          <table:table-cell office:value-type="float" office:value="5369" calcext:value-type="float">
            <text:p>5369.00</text:p>
          </table:table-cell>
          <table:table-cell table:style-name="ce78" table:formula="of:=IF([.E23]&gt;0;[.F23]/[.E23]-1.0014;([.F23]-[.E23]))" office:value-type="percentage" office:value="0.0985093472689687" calcext:value-type="percentage">
            <text:p>9.85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生物股份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94" calcext:value-type="float">
            <text:p>6.94</text:p>
          </table:table-cell>
          <table:table-cell office:value-type="float" office:value="47.16" calcext:value-type="float">
            <text:p>47.16</text:p>
          </table:table-cell>
          <table:table-cell office:value-type="float" office:value="77.75" calcext:value-type="float">
            <text:p>77.75</text:p>
          </table:table-cell>
          <table:table-cell table:style-name="ce79" table:formula="of:=IF([.E24]&gt;0;[.F24]/[.E24]-1.0014;([.F24]-[.E24]))" office:value-type="percentage" office:value="-0.603345534218919" calcext:value-type="percentage">
            <text:p>-60.3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澳博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-</text:p>
          </table:table-cell>
          <table:table-cell office:value-type="float" office:value="194.6" calcext:value-type="float">
            <text:p>194.60</text:p>
          </table:table-cell>
          <table:table-cell table:style-name="ce80" table:formula="of:=IF([.E25]&gt;0;[.F25]/[.E25]-1.0014;([.F25]-[.E25]))" office:value-type="percentage" office:value="-0.506904421584552" calcext:value-type="percentage">
            <text:p>-50.69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5" calcext:value-type="percentage">
            <text:p>0.45%</text:p>
          </table:table-cell>
          <table:table-cell office:value-type="string" calcext:value-type="string">
            <text:p>降基绿能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-</text:p>
          </table:table-cell>
          <table:table-cell office:value-type="float" office:value="1402" calcext:value-type="float">
            <text:p>1402.00</text:p>
          </table:table-cell>
          <table:table-cell table:style-name="ce80" table:formula="of:=IF([.E26]&gt;0;[.F26]/[.E26]-1.0014;([.F26]-[.E26]))" office:value-type="percentage" office:value="-0.362042536970413" calcext:value-type="percentage">
            <text:p>-36.20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45" calcext:value-type="percentage" table:number-columns-spanned="1" table:number-rows-spanned="2">
            <text:p>2.45%</text:p>
          </table:table-cell>
          <table:table-cell office:value-type="string" calcext:value-type="string">
            <text:p>中石化冠德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2" calcext:value-type="float">
            <text:p>4.22</text:p>
          </table:table-cell>
          <table:table-cell table:style-name="ce52" office:value-type="float" office:value="8.46" calcext:value-type="float">
            <text:p>8.46</text:p>
          </table:table-cell>
          <table:table-cell office:value-type="float" office:value="104.9" calcext:value-type="float">
            <text:p>104.90</text:p>
          </table:table-cell>
          <table:table-cell table:style-name="ce101" table:formula="of:=IF([.E27]&gt;0;[.F27]/[.E27]-1.0014;([.F27]-[.E27]))" office:value-type="percentage" office:value="1.00716734888148" calcext:value-type="percentage">
            <text:p>100.7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7" calcext:value-type="float">
            <text:p>3.87</text:p>
          </table:table-cell>
          <table:table-cell table:style-name="ce52" office:value-type="float" office:value="13.09" calcext:value-type="float">
            <text:p>13.09</text:p>
          </table:table-cell>
          <table:table-cell office:value-type="float" office:value="89.78" calcext:value-type="float">
            <text:p>89.78</text:p>
          </table:table-cell>
          <table:table-cell table:style-name="ce101" table:formula="of:=IF([.E28]&gt;0;[.F28]/[.E28]-1.0014;([.F28]-[.E28]))" office:value-type="percentage" office:value="-0.44440518134715" calcext:value-type="percentage">
            <text:p>-44.4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56" calcext:value-type="float" table:number-columns-spanned="5" table:number-rows-spanned="1">
            <text:p>2.15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018" calcext:value-type="percentage" table:number-columns-spanned="5" table:number-rows-spanned="1">
            <text:p>0.1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94" calcext:value-type="percentage">
            <text:p>5.9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94" calcext:value-type="percentage">
            <text:p>5.94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3" calcext:value-type="float">
            <text:p>111.3000</text:p>
          </table:table-cell>
          <table:table-cell office:value-type="float" office:value="9.61" calcext:value-type="float">
            <text:p>9.61</text:p>
          </table:table-cell>
          <table:table-cell office:value-type="float" office:value="588.3" calcext:value-type="float">
            <text:p>588.30</text:p>
          </table:table-cell>
          <table:table-cell table:style-name="ce82" table:formula="of:=IF([.E32]&gt;0;[.F32]/[.E32]-1.0014;([.F32]-[.E32]))" office:value-type="percentage" office:value="0.121605983311304" calcext:value-type="percentage">
            <text:p>12.16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72" calcext:value-type="percentage">
            <text:p>1.72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72" calcext:value-type="percentage">
            <text:p>1.72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64" calcext:value-type="float">
            <text:p>6.6400</text:p>
          </table:table-cell>
          <table:table-cell office:value-type="float" office:value="6.13" calcext:value-type="float">
            <text:p>6.13</text:p>
          </table:table-cell>
          <table:table-cell office:value-type="float" office:value="11.87" calcext:value-type="float">
            <text:p>11.87</text:p>
          </table:table-cell>
          <table:table-cell table:formula="of:=IF([.E33]&gt;0;[.F33]/[.E33]-1.0014;([.F33]-[.E33]))" office:value-type="percentage" office:value="-0.306839330543933" calcext:value-type="percentage">
            <text:p>-30.68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09" calcext:value-type="percentage">
            <text:p>5.09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09" calcext:value-type="percentage">
            <text:p>5.09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574.5" calcext:value-type="float">
            <text:p>574.5000</text:p>
          </table:table-cell>
          <table:table-cell office:value-type="float" office:value="26.11" calcext:value-type="float">
            <text:p>26.11</text:p>
          </table:table-cell>
          <table:table-cell office:value-type="float" office:value="14500" calcext:value-type="float">
            <text:p>14500.00</text:p>
          </table:table-cell>
          <table:table-cell table:formula="of:=IF([.E34]&gt;0;[.F34]/[.E34]-1.0014;([.F34]-[.E34]))" office:value-type="percentage" office:value="2.21853230575737" calcext:value-type="percentage">
            <text:p>221.85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8" calcext:value-type="percentage">
            <text:p>0.58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9.18" calcext:value-type="float">
            <text:p>19.1800</text:p>
          </table:table-cell>
          <table:table-cell office:value-type="string" calcext:value-type="string">
            <text:p>-</text:p>
          </table:table-cell>
          <table:table-cell office:value-type="float" office:value="79.63" calcext:value-type="float">
            <text:p>79.63</text:p>
          </table:table-cell>
          <table:table-cell table:formula="of:=IF([.E35]&gt;0;[.F35]/[.E35]-1.0014;([.F35]-[.E35]))" office:value-type="percentage" office:value="-0.434279952690716" calcext:value-type="percentage">
            <text:p>-43.43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47" calcext:value-type="percentage">
            <text:p>0.4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47" calcext:value-type="percentage">
            <text:p>0.47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6.7" calcext:value-type="float">
            <text:p>6.7000</text:p>
          </table:table-cell>
          <table:table-cell office:value-type="string" calcext:value-type="string">
            <text:p>-</text:p>
          </table:table-cell>
          <table:table-cell office:value-type="float" office:value="16.97" calcext:value-type="float">
            <text:p>16.97</text:p>
          </table:table-cell>
          <table:table-cell table:formula="of:=IF([.E36]&gt;0;[.F36]/[.E36]-1.0014;([.F36]-[.E36]))" office:value-type="percentage" office:value="-0.299402975629178" calcext:value-type="percentage">
            <text:p>-29.94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28" calcext:value-type="percentage" table:number-columns-spanned="1" table:number-rows-spanned="2">
            <text:p>1.28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9.55" calcext:value-type="float">
            <text:p>99.55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0974682829383456" calcext:value-type="percentage">
            <text:p>-9.75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30.86" calcext:value-type="float">
            <text:p>30.86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0.199144641120405" calcext:value-type="percentage">
            <text:p>19.91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2.13125" calcext:value-type="float">
            <text:p>32.1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1" calcext:value-type="percentage">
            <text:p>0.8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1" calcext:value-type="percentage">
            <text:p>0.81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7.72" calcext:value-type="float">
            <text:p>17.7200</text:p>
          </table:table-cell>
          <table:table-cell office:value-type="float" office:value="8.46" calcext:value-type="float">
            <text:p>8.46</text:p>
          </table:table-cell>
          <table:table-cell office:value-type="float" office:value="48.98" calcext:value-type="float">
            <text:p>48.98</text:p>
          </table:table-cell>
          <table:table-cell table:formula="of:=IF([.E39]&gt;0;[.F39]/[.E39]-1.0014;([.F39]-[.E39]))" office:value-type="percentage" office:value="0.210887063008825" calcext:value-type="percentage">
            <text:p>21.09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8.27125" calcext:value-type="float">
            <text:p>18.27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54" calcext:value-type="float">
            <text:p>3.5400</text:p>
          </table:table-cell>
          <table:table-cell office:value-type="float" office:value="5.44" calcext:value-type="float">
            <text:p>5.44</text:p>
          </table:table-cell>
          <table:table-cell office:value-type="float" office:value="41.54" calcext:value-type="float">
            <text:p>41.54</text:p>
          </table:table-cell>
          <table:table-cell table:formula="of:=IF([.E40]&gt;0;[.F40]/[.E40]-1.0014;([.F40]-[.E40]))" office:value-type="percentage" office:value="-0.0462180027522194" calcext:value-type="percentage">
            <text:p>-4.62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632625" calcext:value-type="float">
            <text:p>4.63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3]" office:value-type="float" office:value="399796.556852" calcext:value-type="float">
            <text:p>399796.5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0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0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0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0">
            <calcext:condition calcext:apply-style-name="Good" calcext:value="&gt;[.E37] * 1.25" calcext:base-cell-address="Sheet1.J37"/>
          </calcext:conditional-format>
          <calcext:conditional-format calcext:target-range-address="Sheet1.L38:Sheet1.L38">
            <calcext:condition calcext:apply-style-name="Bad" calcext:value="&lt;[$Sheet1.$L$38]" calcext:base-cell-address="Sheet1.L38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1-30T20:19:14.151841904</dc:date>
    <meta:editing-duration>P7DT4H34M1S</meta:editing-duration>
    <meta:editing-cycles>755</meta:editing-cycles>
    <meta:generator>LibreOffice/7.4.7.2$Linux_X86_64 LibreOffice_project/40$Build-2</meta:generator>
    <meta:document-statistic meta:table-count="1" meta:cell-count="446" meta:object-count="0"/>
  </office:meta>
</office:document-meta>
</file>